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7188in" table:align="left"/>
    </style:style>
    <style:style style:name="Table1.A" style:family="table-column">
      <style:table-column-properties style:column-width="1.7917in"/>
    </style:style>
    <style:style style:name="Table1.B" style:family="table-column">
      <style:table-column-properties style:column-width="3.1458in"/>
    </style:style>
    <style:style style:name="Table1.C" style:family="table-column">
      <style:table-column-properties style:column-width="1.7813in"/>
    </style:style>
    <style:style style:name="Table1.1" style:family="table-row">
      <style:table-row-properties style:min-row-height="0.4583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5" style:family="table-row">
      <style:table-row-properties style:min-row-height="0.3479in"/>
    </style:style>
    <style:style style:name="Table1.B5" style:family="table-cell">
      <style:table-cell-properties style:vertical-align="middle" fo:padding="0.0382in" fo:border-left="0.0007in solid #000000" fo:border-right="none" fo:border-top="none" fo:border-bottom="0.0007in solid #000000"/>
    </style:style>
    <style:style style:name="P1" style:family="paragraph" style:parent-style-name="Standard" style:list-style-name="L3"/>
    <style:style style:name="P2" style:family="paragraph" style:parent-style-name="Standard" style:list-style-name="L1">
      <style:paragraph-properties fo:margin-left="0.0209in" fo:margin-right="0in" fo:text-indent="0in" style:auto-text-indent="false">
        <style:tab-stops/>
      </style:paragraph-properties>
    </style:style>
    <style:style style:name="T1" style:family="text">
      <style:text-properties style:text-position="super 58%"/>
    </style:style>
    <text:list-style style:name="L1">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Following is a table which includes those modules <text:s/>which <text:s/>we can exclude to make a minimal kernel and also gives information about those modules <text:s/>which are necessary to load kernel on OCTEON Board.</text:p>
      <text:p text:style-name="Standard"/>
      <text:p text:style-name="Standard"/>
      <text:p text:style-name="Standard">Description:</text:p>
      <text:list xml:id="list1526443062" text:style-name="L3">
        <text:list-item>
          <text:p text:style-name="P1">Column 1 contains those modules which are necessary to include to compile the kernel on SDK.</text:p>
        </text:list-item>
        <text:list-item>
          <text:p text:style-name="P1">Column 2 consists of those modules which can easily be excluded to minimize the features of kernel .BY removing these modules Kernel can run on board <text:s/>successfully .</text:p>
        </text:list-item>
        <text:list-item>
          <text:p text:style-name="P1">Column 3 contains the most important <text:s/>modules which allows the kernel to load on OCTEON board. These modules are also removable and on removing these modules kernel code is also compiled. But kernel couldn't synchronize with OCTEON board. So to load on board these modules should be checked in “menu configuration”.</text:p>
        </text:list-item>
      </text:list>
      <text:p text:style-name="Standard"/>
      <text:p text:style-name="Standard"/>
      <text:p text:style-name="Standard"/>
      <text:p text:style-name="Standard"/>
      <text:p text:style-name="Standard"><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text:s/>Modules removed result in Compilation errors</text:p>
          </table:table-cell>
          <table:table-cell table:style-name="Table1.A1" office:value-type="string">
            <text:p text:style-name="Table_20_Contents"><text:s text:c="6"/>Successfully removed modules</text:p>
          </table:table-cell>
          <table:table-cell table:style-name="Table1.C1" office:value-type="string">
            <text:p text:style-name="Table_20_Contents">Necessary modules to run kernel on <text:s text:c="2"/>OCTEON Board</text:p>
          </table:table-cell>
        </table:table-row>
        <table:table-row>
          <table:table-cell table:style-name="Table1.A2" office:value-type="string">
            <text:p text:style-name="Table_20_Contents">1 .Enable loadable <text:s text:c="2"/>module support</text:p>
          </table:table-cell>
          <table:table-cell table:style-name="Table1.A2" office:value-type="string">
            <text:p text:style-name="Table_20_Contents">1 .Enable the block layer</text:p>
          </table:table-cell>
          <table:table-cell table:style-name="Table1.C2" office:value-type="string">
            <text:p text:style-name="Table_20_Contents">Real time Clock</text:p>
          </table:table-cell>
        </table:table-row>
        <table:table-row>
          <table:table-cell table:style-name="Table1.A2" office:value-type="string">
            <text:p text:style-name="Table_20_Contents"/>
            <text:p text:style-name="Table_20_Contents"/>
            <text:p text:style-name="Table_20_Contents"/>
            <text:p text:style-name="Table_20_Contents">2 .System V IPC</text:p>
          </table:table-cell>
          <table:table-cell table:style-name="Table1.A2" office:value-type="string">
            <text:p text:style-name="Table_20_Contents">2 .General Setup------&gt;</text:p>
            <text:p text:style-name="Table_20_Contents"><text:s text:c="7"/>-&gt;BSD process accounting</text:p>
            <text:p text:style-name="Table_20_Contents"><text:s text:c="7"/>-&gt;Prompt for development of incomplete code /drivers</text:p>
            <text:p text:style-name="Table_20_Contents"><text:s text:c="7"/>-&gt;Disable heap</text:p>
            <text:p text:style-name="Table_20_Contents"><text:s text:c="7"/>-&gt;Profiling Support</text:p>
            <text:p text:style-name="Table_20_Contents"><text:s text:c="7"/>-&gt;Quirk workarounds</text:p>
            <text:p text:style-name="Table_20_Contents"><text:s text:c="7"/>-&gt;Kernel-user space relay support(formerly)</text:p>
          </table:table-cell>
          <table:table-cell table:style-name="Table1.C2" office:value-type="string">
            <text:p text:style-name="Table_20_Contents">Executable File formats-----&gt;</text:p>
            <text:p text:style-name="Table_20_Contents"><text:s text:c="9"/>Support for ELF binaries</text:p>
            <text:p text:style-name="Table_20_Contents"/>
          </table:table-cell>
        </table:table-row>
        <table:table-row>
          <table:table-cell table:style-name="Table1.A2" office:value-type="string">
            <text:p text:style-name="Table_20_Contents"/>
            <text:p text:style-name="Table_20_Contents"/>
            <text:p text:style-name="Table_20_Contents">3 .Networking Support</text:p>
          </table:table-cell>
          <table:table-cell table:style-name="Table1.A2" office:value-type="string">
            <text:p text:style-name="Table_20_Contents">3 . Device Drivers------&gt;</text:p>
            <text:p text:style-name="Table_20_Contents"><text:s text:c="7"/>-&gt;I2C support</text:p>
            <text:p text:style-name="Table_20_Contents"><text:s text:c="7"/>-&gt;USB support</text:p>
            <text:p text:style-name="Table_20_Contents"><text:s text:c="7"/>-&gt;MISC Devices-----&gt;</text:p>
            <text:p text:style-name="Table_20_Contents"><text:s text:c="17"/>-&gt;Support initial ramdisks compressed using gzip</text:p>
            <text:p text:style-name="Table_20_Contents"><text:s text:c="16"/>-&gt;Enable deprecated sys features</text:p>
            <text:p text:style-name="Table_20_Contents"><text:s text:c="16"/>-&gt;Generic thermal sysfs driver</text:p>
            <text:p text:style-name="Table_20_Contents"><text:s text:c="16"/>-&gt;Sound card support</text:p>
            <text:p text:style-name="Table_20_Contents"><text:s text:c="16"/>-&gt;Multimedia Support</text:p>
            <text:p text:style-name="Table_20_Contents"><text:s text:c="16"/>-&gt;Watchdog timer support</text:p>
            <text:p text:style-name="Table_20_Contents"><text:s text:c="7"/>-&gt;Staging Drivers</text:p>
            <text:p text:style-name="Table_20_Contents"><text:s text:c="7"/>-&gt;Hardware crypto devices</text:p>
            <text:p text:style-name="Table_20_Contents"><text:s text:c="7"/></text:p>
          </table:table-cell>
          <table:table-cell table:style-name="Table1.C2" office:value-type="string">
            <text:p text:style-name="Table_20_Contents">Built the kernel to be used as the 2nd kernel on the same chip</text:p>
          </table:table-cell>
        </table:table-row>
        <table:table-row table:style-name="Table1.5">
          <table:table-cell table:style-name="Table1.A2" office:value-type="string">
            <text:p text:style-name="Table_20_Contents"><text:s text:c="46"/></text:p>
          </table:table-cell>
          <table:table-cell table:style-name="Table1.B5" office:value-type="string">
            <text:p text:style-name="Table_20_Contents">4 .Cryptographic API</text:p>
          </table:table-cell>
          <table:table-cell table:style-name="Table1.C2" office:value-type="string">
            <text:p text:style-name="Table_20_Contents"/>
          </table:table-cell>
        </table:table-row>
        <table:table-row table:style-name="Table1.5">
          <table:table-cell table:style-name="Table1.A2" office:value-type="string">
            <text:p text:style-name="Table_20_Contents"/>
          </table:table-cell>
          <table:table-cell table:style-name="Table1.B5" office:value-type="string">
            <text:p text:style-name="Table_20_Contents">5 .Kernel hacking</text:p>
            <text:p text:style-name="Table_20_Contents"><text:s text:c="8"/>-&gt;Enable deprecated Logic</text:p>
            <text:p text:style-name="Table_20_Contents"><text:s text:c="8"/>-&gt;Enable must_check logic</text:p>
          </table:table-cell>
          <table:table-cell table:style-name="Table1.C2" office:value-type="string">
            <text:p text:style-name="Table_20_Contents"/>
          </table:table-cell>
        </table:table-row>
        <table:table-row table:style-name="Table1.5">
          <table:table-cell table:style-name="Table1.A2" office:value-type="string">
            <text:p text:style-name="Table_20_Contents"/>
          </table:table-cell>
          <table:table-cell table:style-name="Table1.B5" office:value-type="string">
            <text:p text:style-name="Table_20_Contents">6 .Kernel Type</text:p>
            <text:p text:style-name="Table_20_Contents"><text:s text:c="9"/>-&gt;High resolution timer support</text:p>
            <text:p text:style-name="Table_20_Contents"><text:s text:c="9"/>-&gt;Multiprocessing support</text:p>
            <text:p text:style-name="Table_20_Contents"/>
          </table:table-cell>
          <table:table-cell table:style-name="Table1.C2" office:value-type="string">
            <text:p text:style-name="Table_20_Contents"/>
          </table:table-cell>
        </table:table-row>
        <table:table-row table:style-name="Table1.5">
          <table:table-cell table:style-name="Table1.A2" office:value-type="string">
            <text:p text:style-name="Table_20_Contents"/>
          </table:table-cell>
          <table:table-cell table:style-name="Table1.B5" office:value-type="string">
            <text:p text:style-name="Table_20_Contents">7. Security Options</text:p>
            <text:p text:style-name="Table_20_Contents"><text:s text:c="9"/>-&gt; Enable different security modules</text:p>
          </table:table-cell>
          <table:table-cell table:style-name="Table1.C2" office:value-type="string">
            <text:p text:style-name="Table_20_Contents"/>
          </table:table-cell>
        </table:table-row>
        <table:table-row table:style-name="Table1.5">
          <table:table-cell table:style-name="Table1.A2" office:value-type="string">
            <text:p text:style-name="Table_20_Contents"/>
          </table:table-cell>
          <table:table-cell table:style-name="Table1.B5" office:value-type="string">
            <text:p text:style-name="Table_20_Contents">8 .Kernel <text:s/>hacking</text:p>
            <text:p text:style-name="Table_20_Contents"><text:s text:c="9"/>-&gt; Debug file system</text:p>
            <text:p text:style-name="Table_20_Contents"><text:s text:c="9"/>-&gt; Kernel Debugging</text:p>
          </table:table-cell>
          <table:table-cell table:style-name="Table1.C2" office:value-type="string">
            <text:p text:style-name="Table_20_Contents"/>
          </table:table-cell>
        </table:table-row>
      </table:table>
      <text:p text:style-name="Standard"/>
      <text:p text:style-name="Standard"/>
      <text:p text:style-name="Standard"/>
      <text:p text:style-name="Standard"/>
      <text:p text:style-name="Standard">Errors generated by those modules which on removal compile the kernel but don't allow the kernel to load on board.</text:p>
      <text:p text:style-name="Standard"/>
      <text:p text:style-name="Standard">Removal of </text:p>
      <text:p text:style-name="Standard">i) <text:s text:c="2"/>Real Time Clock <text:tab/><text:tab/><text:tab/>........generates error <text:s text:c="2"/>“kernel panic not sync int=0”.</text:p>
      <text:p text:style-name="Standard">ii) <text:s text:c="2"/>Support for ELF binaries<text:tab/><text:tab/>........generates error <text:s/>“runaway loop modprobe binfmt _4c46”</text:p>
      <text:list xml:id="list248929498" text:style-name="L1">
        <text:list-header>
          <text:p text:style-name="P2">iii) Built the kernel to be used as <text:s/><text:tab/>.......generates error <text:s text:c="3"/>“turnoff boot console early0”</text:p>
        </text:list-header>
      </text:list>
      <text:p text:style-name="Standard"><text:s text:c="6"/>2<text:span text:style-name="T1">nd</text:span> kernel on same chip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11-05T12:12:51</meta:creation-date>
    <dc:date>2012-11-05T13:32:02</dc:date>
    <meta:editing-duration>PT00H25M35S</meta:editing-duration>
    <meta:editing-cycles>7</meta:editing-cycles>
    <meta:generator>OpenOffice.org/3.1$Unix OpenOffice.org_project/310m19$Build-9420</meta:generator>
    <meta:document-statistic meta:table-count="1" meta:image-count="0" meta:object-count="0" meta:page-count="1" meta:paragraph-count="56" meta:word-count="361" meta:character-count="2610"/>
  </office:meta>
</office:document-meta>
</file>